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IPAゴシック"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10.825cm" svg:y="3.3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2.3cm" svg:height="1.736cm" svg:x="2.8cm" svg:y="6.986cm">
          <draw:text-box>
            <text:p><text:span text:style-name="T1">teacher</text:span></text:p>
          </draw:text-box>
        </draw:frame>
        <draw:line draw:style-name="gr3" draw:text-style-name="P4" draw:layer="layout" svg:x1="13cm" svg:y1="4.1cm" svg:x2="13cm" svg:y2="5.4cm">
          <text:p/>
        </draw:line>
        <draw:line draw:style-name="gr3" draw:text-style-name="P4" draw:layer="layout" svg:x1="5.2cm" svg:y1="7.4cm" svg:x2="10.9cm" svg:y2="7.4cm">
          <text:p/>
        </draw:line>
        <draw:frame draw:style-name="gr4" draw:text-style-name="P5" draw:layer="layout" svg:width="0.775cm" svg:height="0.7cm" svg:x="11.2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5.4cm">
          <draw:text-box>
            <text:p><text:span text:style-name="T2">y</text:span></text:p>
          </draw:text-box>
        </draw:frame>
        <draw:frame draw:style-name="gr5" draw:text-style-name="P3" draw:layer="layout" svg:width="9.7cm" svg:height="1.356cm" svg:x="13.4cm" svg:y="11.044cm">
          <draw:text-box>
            <text:p><text:span text:style-name="T1">y_h = tanh(teacher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11.2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4.126cm" svg:x2="18.501cm" svg:y2="5.426cm">
          <text:p/>
        </draw:line>
        <draw:line draw:style-name="gr3" draw:text-style-name="P4" draw:layer="layout" svg:x1="15.001cm" svg:y1="7.426cm" svg:x2="16.801cm" svg:y2="7.426cm">
          <text:p/>
        </draw:line>
        <draw:frame draw:style-name="gr4" draw:text-style-name="P5" draw:layer="layout" svg:width="0.775cm" svg:height="0.7cm" svg:x="16.7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7.452cm" svg:x2="22.302cm" svg:y2="7.452cm">
          <text:p/>
        </draw:line>
        <draw:frame draw:style-name="gr4" draw:text-style-name="P5" draw:layer="layout" svg:width="0.775cm" svg:height="0.7cm" svg:x="22.2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22.202cm" svg:y="5.452cm">
          <text:p text:style-name="P6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cm" svg:y1="15.9cm" svg:x2="13cm" svg:y2="17.2cm">
          <text:p/>
        </draw:line>
        <draw:frame draw:style-name="gr4" draw:text-style-name="P5" draw:layer="layout" svg:width="0.775cm" svg:height="0.7cm" svg:x="11.2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17.2cm">
          <draw:text-box>
            <text:p><text:span text:style-name="T2">y</text:span></text:p>
          </draw:text-box>
        </draw:frame>
        <draw:frame draw:style-name="gr5" draw:text-style-name="P3" draw:layer="layout" svg:width="9.1cm" svg:height="1.356cm" svg:x="13.5cm" svg:y="22.7cm">
          <draw:text-box>
            <text:p><text:span text:style-name="T1">predict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11.2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15.926cm" svg:x2="18.501cm" svg:y2="17.226cm">
          <text:p/>
        </draw:line>
        <draw:line draw:style-name="gr3" draw:text-style-name="P4" draw:layer="layout" svg:x1="15.001cm" svg:y1="19.226cm" svg:x2="16.801cm" svg:y2="19.226cm">
          <text:p/>
        </draw:line>
        <draw:frame draw:style-name="gr4" draw:text-style-name="P5" draw:layer="layout" svg:width="0.775cm" svg:height="0.7cm" svg:x="16.7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19.252cm" svg:x2="22.302cm" svg:y2="19.252cm">
          <text:p/>
        </draw:line>
        <draw:frame draw:style-name="gr4" draw:text-style-name="P5" draw:layer="layout" svg:width="0.775cm" svg:height="0.7cm" svg:x="22.2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22.202cm" svg:y="17.2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4.102cm" svg:y1="9.261cm" svg:x2="11.2cm" svg:y2="19.105cm" draw:start-shape="id1" draw:start-glue-point="8" draw:end-shape="id2" draw:end-glue-point="6" svg:d="M24102 9261v2639h-14602v7205h1700" svg:viewBox="0 0 14603 9845">
          <text:p/>
        </draw:connector>
        <draw:frame draw:style-name="gr1" draw:text-style-name="P2" draw:layer="layout" svg:width="5.574cm" svg:height="0.8cm" svg:x="16.5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10.8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6.5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8.5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8.5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15.6cm" svg:y="1.7cm">
          <draw:text-box>
            <text:p><text:span text:style-name="T4">隠れ層</text:span></text:p>
          </draw:text-box>
        </draw:frame>
        <draw:frame draw:style-name="gr9" draw:text-style-name="P8" draw:layer="layout" svg:width="3.3cm" svg:height="1cm" svg:x="15.6cm" svg:y="13.3cm">
          <draw:text-box>
            <text:p><text:span text:style-name="T4">出力層</text:span></text:p>
          </draw:text-box>
        </draw:frame>
        <draw:custom-shape draw:style-name="gr10" draw:text-style-name="P4" draw:layer="layout" svg:width="2.5cm" svg:height="8.5cm" svg:x="5.5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5.6cm" svg:y="1.7cm">
          <draw:text-box>
            <text:p><text:span text:style-name="T4">入力層</text:span></text:p>
          </draw:text-box>
        </draw:frame>
        <draw:frame draw:style-name="gr4" draw:text-style-name="P5" draw:layer="layout" svg:width="0.775cm" svg:height="0.7cm" svg:x="11.225cm" svg:y="30.5cm">
          <draw:text-box>
            <text:p><text:span text:style-name="T2">x</text:span></text:p>
          </draw:text-box>
        </draw:frame>
        <draw:line draw:style-name="gr3" draw:text-style-name="P4" draw:layer="layout" svg:x1="24.1cm" svg:y1="32.8cm" svg:x2="24.1cm" svg:y2="35.8cm">
          <text:p/>
        </draw:line>
        <draw:frame draw:style-name="gr2" draw:text-style-name="P3" draw:layer="layout" svg:width="10.6cm" svg:height="1.736cm" svg:x="16.7cm" svg:y="35.8cm">
          <draw:text-box>
            <text:p><text:span text:style-name="T1">entropy =- reduce_sum( log(predict)*label )</text:span></text:p>
          </draw:text-box>
        </draw:frame>
        <draw:custom-shape draw:style-name="gr6" draw:text-style-name="P7" draw:layer="layout" svg:width="3.8cm" svg:height="3.809cm" svg:x="11.2cm" svg:y="28.9cm">
          <text:p text:style-name="P6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.875cm" svg:height="0.874cm" svg:x="17.726cm" svg:y="26.826cm">
          <draw:text-box>
            <text:p><text:span text:style-name="T1">label</text:span></text:p>
          </draw:text-box>
        </draw:frame>
        <draw:line draw:style-name="gr3" draw:text-style-name="P4" draw:layer="layout" svg:x1="18.501cm" svg:y1="27.626cm" svg:x2="18.501cm" svg:y2="28.926cm">
          <text:p/>
        </draw:line>
        <draw:line draw:style-name="gr3" draw:text-style-name="P4" draw:layer="layout" svg:x1="15.001cm" svg:y1="30.926cm" svg:x2="16.801cm" svg:y2="30.926cm">
          <text:p/>
        </draw:line>
        <draw:frame draw:style-name="gr4" draw:text-style-name="P5" draw:layer="layout" svg:width="0.775cm" svg:height="0.7cm" svg:x="16.726cm" svg:y="30.5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28.9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28.926cm">
          <text:p text:style-name="P6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30.952cm" svg:x2="22.302cm" svg:y2="30.952cm">
          <text:p/>
        </draw:line>
        <draw:frame draw:style-name="gr4" draw:text-style-name="P5" draw:layer="layout" svg:width="0.775cm" svg:height="0.7cm" svg:x="22.227cm" svg:y="30.552cm">
          <draw:text-box>
            <text:p><text:span text:style-name="T2">x</text:span></text:p>
          </draw:text-box>
        </draw:frame>
        <draw:custom-shape draw:style-name="gr6" draw:text-style-name="P10" draw:layer="layout" svg:width="3.8cm" svg:height="3.809cm" svg:x="22.202cm" svg:y="28.952cm">
          <text:p text:style-name="P9"><text:span text:style-name="T5">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.875cm" svg:height="0.874cm" svg:x="24.125cm" svg:y="32.9cm">
          <draw:text-box>
            <text:p><text:span text:style-name="T6">-1</text:span><text:span text:style-name="T6">かける</text:span></text:p>
          </draw:text-box>
        </draw:frame>
        <draw:connector draw:style-name="gr7" draw:text-style-name="P4" draw:layer="layout" draw:line-skew="-1.33cm -1.15cm" svg:x1="24.102cm" svg:y1="20.949cm" svg:x2="11.2cm" svg:y2="30.793cm" svg:d="M24102 20949v2639h-14602v7205h1700" svg:viewBox="0 0 14603 9845">
          <text:p/>
        </draw:connector>
        <draw:custom-shape draw:style-name="gr8" draw:text-style-name="P4" draw:layer="layout" svg:width="18.2cm" svg:height="8.5cm" svg:x="8.5cm" svg:y="25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9cm" svg:height="2.791cm" svg:x="13.9cm" svg:y="25.7cm">
          <draw:text-box>
            <text:p><text:span text:style-name="T4">カテゴリカル・クロスエントロピー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18T16:04:36.186616968</dc:date>
    <meta:editing-duration>PT57M45S</meta:editing-duration>
    <meta:editing-cycles>33</meta:editing-cycles>
    <meta:generator>LibreOffice/6.4.5.2$Linux_X86_64 LibreOffice_project/40$Build-2</meta:generator>
    <meta:document-statistic meta:object-count="56"/>
  </office:meta>
</office:document-meta>
</file>